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1cm" svg:y="1.907cm">
            <draw:object draw:notify-on-update-of-ranges="Sheet1.A1:Sheet1.A1 Sheet1.A2:Sheet1.A4 Sheet1.B1:Sheet1.B1 Sheet1.B2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1cm" svg:y="1.907cm">
            <draw:object draw:notify-on-update-of-ranges="Sheet1.A1:Sheet1.A1 Sheet1.A2:Sheet1.A4 Sheet1.B1:Sheet1.B1 Sheet1.B2:Sheet1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المنتج</text:p>
          </table:table-cell>
          <table:table-cell table:style-name="ce1" office:value-type="string" calcext:value-type="string">
            <text:p>المبيعات </text:p>
          </table:table-cell>
        </table:table-row>
        <table:table-row table:style-name="ro1">
          <table:table-cell office:value-type="string" calcext:value-type="string">
            <text:p>دراجه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خوذه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قفازات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  <table:database-ranges>
        <table:database-range table:name="__Anonymous_Sheet_DB__0" table:target-range-address="Sheet1.A1:Sheet1.B4">
          <table:sort>
            <table:sort-by table:field-number="1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Tahoma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ar" number:country="EG">ج.م.‏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currency-symbol number:language="ar" number:country="EG">ج.م.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07:05:02.671444900</meta:creation-date>
    <dc:date>2026-02-04T07:44:18.117549500</dc:date>
    <meta:editing-duration>PT2M25S</meta:editing-duration>
    <meta:editing-cycles>1</meta:editing-cycles>
    <meta:document-statistic meta:table-count="1" meta:cell-count="8" meta:object-count="2"/>
    <meta:generator>LibreOffice/25.8.4.2$Windows_X86_64 LibreOffice_project/290daaa01b999472f0c7a3890eb6a550fd74c6d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04cm" svg:y="0.315cm" chart:style-name="ch2">
          <text:p>مبيعات المنتجات</text:p>
        </chart:title>
        <chart:legend chart:legend-position="end" svg:x="13.962cm" svg:y="4.188cm" style:legend-expansion="high" chart:style-name="ch3"/>
        <chart:plot-area chart:style-name="ch4" svg:x="0.32cm" svg:y="1.328cm" svg:width="13.322cm" svg:height="7.492cm">
          <chart:coordinate-region svg:x="1.134cm" svg:y="1.54cm" svg:width="12.508cm" svg:height="6.607cm"/>
          <chart:axis chart:dimension="x" chart:name="primary-x" chart:style-name="ch5" chartooo:axis-type="auto">
            <chartooo:date-scale/>
            <chart:categories table:cell-range-address="Sheet1.A2:Sheet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4" chart:label-cell-address="Sheet1.B1:Sheet1.B1" chart:class="chart:bar">
            <chart:data-point chart:repeated="2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المبيعات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دراجه </text:p>
                <draw:g>
                  <svg:desc>Sheet1.A2:Sheet1.A4</svg:desc>
                </draw:g>
              </table:table-cell>
              <table:table-cell office:value-type="float" office:value="120">
                <text:p>120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خوذه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قفازات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344cm" svg:y="3.664cm" style:legend-expansion="high" chart:style-name="ch2"/>
        <chart:plot-area chart:style-name="ch3" svg:x="0.35cm" svg:y="0.35cm" svg:width="13.644cm" svg:height="8.3cm">
          <chart:coordinate-region svg:x="3.022cm" svg:y="0.351cm" svg:width="8.299cm" svg:height="8.299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" chart:label-cell-address="Sheet1.B1:Sheet1.B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المبيعات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دراجه </text:p>
                <draw:g>
                  <svg:desc>Sheet1.A2:Sheet1.A4</svg:desc>
                </draw:g>
              </table:table-cell>
              <table:table-cell office:value-type="float" office:value="120">
                <text:p>120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خوذه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قفازات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